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6d633" officeooo:paragraph-rsid="0016d633"/>
    </style:style>
    <style:style style:name="P2" style:family="paragraph" style:parent-style-name="Text_20_body">
      <style:text-properties style:font-name="Liberation Sans" officeooo:rsid="0016d633" officeooo:paragraph-rsid="0016d633"/>
    </style:style>
    <style:style style:name="P3" style:family="paragraph" style:parent-style-name="Text_20_body">
      <style:text-properties style:font-name="Liberation Sans" fo:font-size="18.2000007629395pt" fo:font-weight="bold" officeooo:rsid="0016d633" officeooo:paragraph-rsid="0016d633" style:font-size-asian="18.2000007629395pt" style:font-weight-asian="bold" style:font-size-complex="18.2000007629395pt" style:font-weight-complex="bold"/>
    </style:style>
    <style:style style:name="P4" style:family="paragraph" style:parent-style-name="Text_20_body">
      <style:text-properties style:font-name="Liberation Sans" fo:font-size="12pt" fo:font-style="normal" style:text-underline-style="none" fo:font-weight="normal" officeooo:rsid="0016d633" officeooo:paragraph-rsid="0016d633" style:font-size-asian="10.5pt" style:font-style-asian="normal" style:font-weight-asian="normal" style:font-size-complex="12pt" style:font-style-complex="normal" style:font-weight-complex="normal"/>
    </style:style>
    <style:style style:name="P5" style:family="paragraph" style:parent-style-name="Text_20_body">
      <style:text-properties style:font-name="Liberation Sans" fo:font-size="12pt" fo:font-style="normal" style:text-underline-style="none" fo:font-weight="normal" officeooo:rsid="0017423d" officeooo:paragraph-rsid="0017423d" style:font-size-asian="10.5pt" style:font-style-asian="normal" style:font-weight-asian="normal" style:font-size-complex="12pt" style:font-style-complex="normal" style:font-weight-complex="normal"/>
    </style:style>
    <style:style style:name="P6" style:family="paragraph" style:parent-style-name="Text_20_body">
      <style:text-properties style:font-name="Liberation Sans" officeooo:rsid="0017423d" officeooo:paragraph-rsid="0017423d"/>
    </style:style>
    <style:style style:name="P7" style:family="paragraph" style:parent-style-name="Text_20_body">
      <style:text-properties style:font-name="Liberation Sans" officeooo:rsid="001883d2" officeooo:paragraph-rsid="001883d2"/>
    </style:style>
    <style:style style:name="T1" style:family="text">
      <style:text-properties officeooo:rsid="0017423d"/>
    </style:style>
    <style:style style:name="T2" style:family="text">
      <style:text-properties officeooo:rsid="001883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du projet Java</text:p>
      <text:p text:style-name="Subtitle">Eder Jimenez et Alain Sanguinetti</text:p>
      <text:h text:style-name="Heading_20_1" text:outline-level="1">Choix de conception</text:h>
      <text:p text:style-name="P1">On a choisi de faire une conception proche de la physique des objets réels nécessaires pour un tel jeu. On a choisi de faire une interface graphique séparée du moteur de jeu. On rafraîchi l'interface à la fin de chaque itération du moteur de jeu, ce qui permet au jeu de rester léger en ressources.</text:p>
      <text:p text:style-name="P1">Pour l'interface graphique, nous avons choisi Swing car on trouve une bonne documentation et c'est un des outils les plus utilisés pour les interfaces graphiques.</text:p>
      <text:p text:style-name="P1">Comme les deux joueurs sont sur le même ordinateur, on a préféré que chaque joueur ait une fenêtre dédiée dans laquelle il peut choisir les cartes qu'il va jouer.</text:p>
      <text:h text:style-name="Heading_20_1" text:outline-level="1">Résultats obtenus</text:h>
      <text:p text:style-name="P2">Affichage du plateau fonctionnel, affichage et choix des cartes à jouer fonctionnel.</text:p>
      <text:p text:style-name="P2">Initialisation du plateau et placement des drapeaux et robots de manière aléatoire mais avec les drapeaux répartis dans 4 cadrans du plateau.</text:p>
      <text:p text:style-name="P2">Les JUnits sur les fonctions de base de création de jeu ou d'une main sont fonctionnels. Sur les fonctions plus avancées, ils ne fonctionnent pas.</text:p>
      <text:p text:style-name="P3">Commentaires</text:p>
      <text:p text:style-name="P5">Le sujet est amusant et c'était agréable de travailler dessus. Il permet d'utiliser tous les concepts vus en cours.</text:p>
      <text:p text:style-name="P4">Selon nous, le sujet n'était pas réalisable en 4 séances de 4 heures.</text:p>
      <text:p text:style-name="P2">Nous avons du nous former à l'utilisation de l'afichage graphique avec Java, un TP nous aurait permis de nous familiariser avec de nombre<text:span text:style-name="T1">ux concepts spécifiques à la conception d'interfaces. Pour des questions d'égalité, nous aurions préféré que le choix de l'outil pour les interfaces graphiques soit imposé.</text:span></text:p>
      <text:p text:style-name="P6">Au fur et à mesure que nous avons avancé dans le projet, nous nous sommes rendus compte qu'il aurait pu être plus approprié d'utiliser une conception centrée sur l'execution des suites de commandes de chaques robot. On aurait donc eu le moteur qui encapsule les commandes de déplacements dans un try catch et on aurait défini des exceptions telles que « RobotOnCase » ou « PuitOnCase » et traiter ce que cela implique, <text:span text:style-name="T2">un peu à la manière d'une machine virtuelle qui execute une suite d'instructions.</text:span></text:p>
      <text:p text:style-name="P7">Nous nous sommes familiarisés avec l'utilisation de git et GitHub pour coordonner notre projet entre nos deux stations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48:02.879083455</meta:creation-date>
    <dc:date>2015-03-30T17:18:07.177890216</dc:date>
    <meta:editing-duration>PT13M3S</meta:editing-duration>
    <meta:editing-cycles>3</meta:editing-cycles>
    <meta:generator>LibreOffice/4.4.1.2$Linux_X86_64 LibreOffice_project/40m0$Build-2</meta:generator>
    <meta:document-statistic meta:table-count="0" meta:image-count="0" meta:object-count="0" meta:page-count="1" meta:paragraph-count="16" meta:word-count="368" meta:character-count="2219" meta:non-whitespace-character-count="1867"/>
  </office:meta>
</office:document-meta>
</file>